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32025E5786883C26A49.png" manifest:media-type="image/png"/>
  <manifest:file-entry manifest:full-path="Pictures/10000201000003200000032067DD88B4AA4D9C1F.png" manifest:media-type="image/png"/>
  <manifest:file-entry manifest:full-path="Pictures/10000000000004B0000004259AF79174CD16CFF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3.734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3.734cm" fo:wrap-option="no-wrap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4.326cm"/>
    </style:style>
    <style:style style:name="gr6" style:family="graphic" style:parent-style-name="standard">
      <style:graphic-properties svg:stroke-color="#00888a" draw:fill-color="#bce4e5" draw:textarea-horizontal-align="justify" draw:textarea-vertical-align="middle" draw:auto-grow-height="false" fo:min-height="2.798cm" fo:min-width="12.454cm"/>
    </style:style>
    <style:style style:name="gr7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3.056cm"/>
    </style:style>
    <style:style style:name="gr8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4.834cm"/>
    </style:style>
    <style:style style:name="gr9" style:family="graphic" style:parent-style-name="standard">
      <style:graphic-properties svg:stroke-color="#94070a" draw:fill-color="#fcd4d1" draw:textarea-horizontal-align="justify" draw:textarea-vertical-align="middle" draw:auto-grow-height="false" fo:min-height="2.798cm" fo:min-width="12.454cm"/>
    </style:style>
    <style:style style:name="gr10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056cm"/>
    </style:style>
    <style:style style:name="gr11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color="#ed1c24" draw:fill-color="#fcd4d1" draw:textarea-horizontal-align="justify" draw:textarea-vertical-align="middle" draw:auto-grow-height="false" fo:min-height="4.83cm" fo:min-width="3.056cm"/>
    </style:style>
    <style:style style:name="gr13" style:family="graphic" style:parent-style-name="objectwithoutfill">
      <style:graphic-properties svg:stroke-color="#00888a" draw:marker-end="Arrow" draw:marker-end-width="0.3cm" draw:fill="none" draw:fill-color="#00aaad" draw:textarea-vertical-align="middle"/>
    </style:style>
    <style:style style:name="gr14" style:family="graphic" style:parent-style-name="objectwithoutfill">
      <style:graphic-properties svg:stroke-color="#94070a" draw:marker-end="Arrow" draw:marker-end-width="0.3cm" draw:fill="none" draw:fill-color="#00aaad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/>
    </style:style>
    <style:style style:name="gr16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2.04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4.326cm"/>
    </style:style>
    <style:style style:name="gr19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3.056cm"/>
    </style:style>
    <style:style style:name="gr20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4.834cm"/>
    </style:style>
    <style:style style:name="gr21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056cm"/>
    </style:style>
    <style:style style:name="gr22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31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</style:style>
    <style:style style:name="gr25" style:family="graphic" style:parent-style-name="standard">
      <style:graphic-properties svg:stroke-color="#94070a" draw:fill-color="#fcd4d1" draw:textarea-horizontal-align="justify" draw:textarea-vertical-align="middle" draw:auto-grow-height="false" fo:min-height="2.798cm" fo:min-width="23.028cm"/>
    </style:style>
    <style:style style:name="gr26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4.718cm"/>
    </style:style>
    <style:style style:name="gr27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424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532cm"/>
    </style:style>
    <style:style style:name="gr29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056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1.024cm"/>
    </style:style>
    <style:style style:name="gr31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4.718cm"/>
    </style:style>
    <style:style style:name="gr32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424cm"/>
    </style:style>
    <style:style style:name="gr33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05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alibri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style:font-name="Calibri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  <style:paragraph-properties fo:text-align="center"/>
      <style:text-properties style:font-name="Calibri" fo:font-size="12pt" style:font-size-asian="18pt" style:font-size-complex="18pt"/>
    </style:style>
    <style:style style:name="P8" style:family="paragraph">
      <loext:graphic-properties draw:fill-color="#bce4e5"/>
      <style:paragraph-properties fo:text-align="center"/>
    </style:style>
    <style:style style:name="P9" style:family="paragraph">
      <loext:graphic-properties draw:fill-color="#87d1d1"/>
      <style:paragraph-properties fo:text-align="center"/>
      <style:text-properties style:font-name="Calibri" fo:font-size="18pt" style:font-size-asian="18pt" style:font-size-complex="18pt"/>
    </style:style>
    <style:style style:name="P10" style:family="paragraph">
      <loext:graphic-properties draw:fill-color="#fcd4d1"/>
      <style:paragraph-properties fo:text-align="center"/>
      <style:text-properties style:font-name="Calibri" fo:font-size="18pt" style:font-size-asian="18pt" style:font-size-complex="18pt"/>
    </style:style>
    <style:style style:name="P11" style:family="paragraph">
      <loext:graphic-properties draw:fill-color="#f7a19a"/>
      <style:paragraph-properties fo:text-align="center"/>
      <style:text-properties style:font-name="Calibri" fo:font-size="18pt" style:font-size-asian="18pt" style:font-size-complex="18pt"/>
    </style:style>
    <style:style style:name="P12" style:family="paragraph">
      <loext:graphic-properties draw:fill="none" draw:fill-color="#00aaad"/>
      <style:paragraph-properties fo:text-align="center"/>
    </style:style>
    <style:style style:name="P13" style:family="paragraph">
      <loext:graphic-properties draw:fill-color="#fcd4d1"/>
      <style:paragraph-properties fo:text-align="center"/>
      <style:text-properties style:font-name="Calibri" fo:font-size="12pt" style:font-size-asian="18pt" style:font-size-complex="18pt"/>
    </style:style>
    <style:style style:name="P14" style:family="paragraph">
      <loext:graphic-properties draw:fill-color="#87d1d1"/>
      <style:paragraph-properties fo:text-align="center"/>
      <style:text-properties style:font-name="Calibri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f7a19a"/>
      <style:paragraph-properties fo:text-align="center"/>
      <style:text-properties style:font-name="Calibri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Calibri" fo:font-size="18pt" style:font-size-asian="18pt" style:font-size-complex="18pt"/>
    </style:style>
    <style:style style:name="T2" style:family="text">
      <style:text-properties style:font-name="Calibri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alibri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095cm" svg:height="8.095cm" svg:x="4.097cm" svg:y="1.303cm">
          <draw:image xlink:href="Pictures/10000201000003200000032025E5786883C26A49.png" xlink:type="simple" xlink:show="embed" xlink:actuate="onLoad">
            <text:p/>
          </draw:image>
        </draw:frame>
        <draw:frame draw:style-name="gr1" draw:text-style-name="P1" draw:layer="layout" svg:width="6.858cm" svg:height="6.858cm" svg:x="16.256cm" svg:y="2.032cm">
          <draw:image xlink:href="Pictures/10000201000003200000032067DD88B4AA4D9C1F.png" xlink:type="simple" xlink:show="embed" xlink:actuate="onLoad">
            <text:p/>
          </draw:image>
        </draw:frame>
        <draw:custom-shape draw:style-name="gr2" draw:text-style-name="P3" draw:layer="layout" svg:width="4.572cm" svg:height="1.524cm" svg:x="0.508cm" svg:y="5.334cm">
          <text:p text:style-name="P2"><text:span text:style-name="T1">Détecteur</text:span></text:p>
          <draw:enhanced-geometry svg:viewBox="0 0 21600 21600" draw:text-areas="800 800 20800 20800" draw:type="round-rectangular-callout" draw:modifiers="21382.7246883884 -13993.9672131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8.636cm" svg:y="2.286cm">
          <text:p text:style-name="P2"><text:span text:style-name="T1">Bec</text:span></text:p>
          <draw:enhanced-geometry svg:viewBox="0 0 21600 21600" draw:text-areas="800 800 20800 20800" draw:type="round-rectangular-callout" draw:modifiers="-155.87141919965 34205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.524cm" svg:y="7.62cm">
          <text:p text:style-name="P2"><text:span text:style-name="T1">Mousseur</text:span></text:p>
          <draw:enhanced-geometry svg:viewBox="0 0 21600 21600" draw:text-areas="800 800 20800 20800" draw:type="round-rectangular-callout" draw:modifiers="22875.3116116335 -19319.606557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3.97cm" svg:y="6.858cm">
          <text:p text:style-name="P2"><text:span text:style-name="T1">Electro vanne</text:span></text:p>
          <draw:enhanced-geometry svg:viewBox="0 0 21600 21600" draw:text-areas="800 800 20800 20800" draw:type="round-rectangular-callout" draw:modifiers="24230.9206210365 -18285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9.558cm" svg:y="2.286cm">
          <text:p text:style-name="P2"><text:span text:style-name="T1">Piles</text:span></text:p>
          <draw:enhanced-geometry svg:viewBox="0 0 21600 21600" draw:text-areas="800 800 20800 20800" draw:type="round-rectangular-callout" draw:modifiers="-5285.45812376995 19149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095cm" svg:height="8.095cm" svg:x="4.097cm" svg:y="1.303cm">
          <draw:image xlink:href="Pictures/10000201000003200000032025E5786883C26A49.png" xlink:type="simple" xlink:show="embed" xlink:actuate="onLoad">
            <text:p/>
          </draw:image>
        </draw:frame>
        <draw:frame draw:style-name="gr1" draw:text-style-name="P1" draw:layer="layout" svg:width="6.858cm" svg:height="6.858cm" svg:x="16.256cm" svg:y="2.032cm">
          <draw:image xlink:href="Pictures/10000201000003200000032067DD88B4AA4D9C1F.png" xlink:type="simple" xlink:show="embed" xlink:actuate="onLoad">
            <text:p/>
          </draw:image>
        </draw:frame>
        <draw:custom-shape draw:style-name="gr2" draw:text-style-name="P6" draw:layer="layout" svg:width="4.572cm" svg:height="1.524cm" svg:x="0.508cm" svg:y="5.334cm">
          <text:p text:style-name="P5"><text:span text:style-name="T2">Détecteur</text:span></text:p>
          <draw:enhanced-geometry svg:viewBox="0 0 21600 21600" draw:text-areas="800 800 20800 20800" draw:type="round-rectangular-callout" draw:modifiers="21382.7246883884 -13993.9672131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6" draw:layer="layout" svg:width="4.572cm" svg:height="1.524cm" svg:x="8.636cm" svg:y="2.286cm">
          <text:p text:style-name="P5"><text:span text:style-name="T2">Bec</text:span></text:p>
          <draw:enhanced-geometry svg:viewBox="0 0 21600 21600" draw:text-areas="800 800 20800 20800" draw:type="round-rectangular-callout" draw:modifiers="-155.87141919965 34205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6" draw:layer="layout" svg:width="4.572cm" svg:height="1.524cm" svg:x="1.524cm" svg:y="7.62cm">
          <text:p text:style-name="P5"><text:span text:style-name="T2">Mousseur</text:span></text:p>
          <draw:enhanced-geometry svg:viewBox="0 0 21600 21600" draw:text-areas="800 800 20800 20800" draw:type="round-rectangular-callout" draw:modifiers="22875.3116116335 -19319.606557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6" draw:layer="layout" svg:width="4.572cm" svg:height="1.524cm" svg:x="13.97cm" svg:y="6.858cm">
          <text:p text:style-name="P5"><text:span text:style-name="T2">Electro vanne</text:span></text:p>
          <draw:enhanced-geometry svg:viewBox="0 0 21600 21600" draw:text-areas="800 800 20800 20800" draw:type="round-rectangular-callout" draw:modifiers="24230.9206210365 -18285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6" draw:layer="layout" svg:width="4.572cm" svg:height="1.524cm" svg:x="19.558cm" svg:y="2.286cm">
          <text:p text:style-name="P5"><text:span text:style-name="T2">Piles</text:span></text:p>
          <draw:enhanced-geometry svg:viewBox="0 0 21600 21600" draw:text-areas="800 800 20800 20800" draw:type="round-rectangular-callout" draw:modifiers="-5285.45812376995 19149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095cm" svg:height="8.095cm" svg:x="4.097cm" svg:y="1.303cm">
          <draw:image xlink:href="Pictures/10000201000003200000032025E5786883C26A49.png" xlink:type="simple" xlink:show="embed" xlink:actuate="onLoad">
            <text:p/>
          </draw:image>
        </draw:frame>
        <draw:frame draw:style-name="gr1" draw:text-style-name="P1" draw:layer="layout" svg:width="6.858cm" svg:height="6.858cm" svg:x="16.256cm" svg:y="2.032cm">
          <draw:image xlink:href="Pictures/10000201000003200000032067DD88B4AA4D9C1F.png" xlink:type="simple" xlink:show="embed" xlink:actuate="onLoad">
            <text:p/>
          </draw:image>
        </draw:frame>
        <draw:custom-shape draw:style-name="gr4" draw:text-style-name="P3" draw:layer="layout" svg:width="4.572cm" svg:height="1.524cm" svg:x="0.508cm" svg:y="5.334cm">
          <text:p/>
          <draw:enhanced-geometry svg:viewBox="0 0 21600 21600" draw:text-areas="800 800 20800 20800" draw:type="round-rectangular-callout" draw:modifiers="21382.7246883884 -13993.9672131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572cm" svg:height="1.524cm" svg:x="8.636cm" svg:y="2.286cm">
          <text:p/>
          <draw:enhanced-geometry svg:viewBox="0 0 21600 21600" draw:text-areas="800 800 20800 20800" draw:type="round-rectangular-callout" draw:modifiers="-155.87141919965 34205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572cm" svg:height="1.524cm" svg:x="1.524cm" svg:y="7.62cm">
          <text:p/>
          <draw:enhanced-geometry svg:viewBox="0 0 21600 21600" draw:text-areas="800 800 20800 20800" draw:type="round-rectangular-callout" draw:modifiers="22875.3116116335 -19319.606557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572cm" svg:height="1.524cm" svg:x="13.97cm" svg:y="6.858cm">
          <text:p/>
          <draw:enhanced-geometry svg:viewBox="0 0 21600 21600" draw:text-areas="800 800 20800 20800" draw:type="round-rectangular-callout" draw:modifiers="24230.9206210365 -18285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572cm" svg:height="1.524cm" svg:x="19.558cm" svg:y="2.286cm">
          <text:p/>
          <draw:enhanced-geometry svg:viewBox="0 0 21600 21600" draw:text-areas="800 800 20800 20800" draw:type="round-rectangular-callout" draw:modifiers="-5285.45812376995 19149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" draw:text-style-name="P7" draw:layer="layout" svg:width="4.826cm" svg:height="0.764cm" draw:transform="rotate (1.5707963267949) translate (18.54cm 9.652cm)">
          <text:p text:style-name="P2"><text:span text:style-name="T3">Énergie mécaniq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draw:layer="layout" svg:width="12.954cm" svg:height="3.048cm" svg:x="5.334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9" draw:layer="layout" svg:width="3.556cm" svg:height="1.016cm" svg:x="6.096cm" svg:y="4.826cm">
            <text:p text:style-name="P2"><text:span text:style-name="T1">Acquéri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3.556cm" svg:height="1.016cm" svg:x="6.096cm" svg:y="5.842cm">
            <text:p text:style-name="P2"><text:span text:style-name="T1">Détec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5.334cm" svg:height="1.016cm" svg:x="12.446cm" svg:y="4.826cm">
            <text:p text:style-name="P2"><text:span text:style-name="T1">Trait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334cm" svg:height="1.016cm" svg:x="12.446cm" svg:y="5.842cm">
            <text:p text:style-name="P2"><text:span text:style-name="T1">Carte électroniqu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0" draw:layer="layout" svg:width="12.954cm" svg:height="3.048cm" svg:x="5.334cm" svg:y="7.87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556cm" svg:height="1.016cm" svg:x="6.096cm" svg:y="8.382cm">
            <text:p text:style-name="P2"><text:span text:style-name="T1">Alim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556cm" svg:height="1.016cm" svg:x="6.096cm" svg:y="9.398cm">
            <text:p text:style-name="P2"><text:span text:style-name="T1">Pil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1" draw:layer="layout" svg:width="3.81cm" svg:height="1.016cm" svg:x="13.462cm" svg:y="8.382cm">
            <text:p text:style-name="P2"><text:span text:style-name="T1">Distribu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3.81cm" svg:height="1.016cm" svg:x="13.462cm" svg:y="9.398cm">
            <text:p text:style-name="P2"><text:span text:style-name="T1">Électrovann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3.556cm" svg:height="5.08cm" svg:x="19.558cm" svg:y="5.842cm">
            <text:p text:style-name="P2"><text:span text:style-name="T1">AGIR</text:span></text:p>
            <text:p text:style-name="P2"><text:span text:style-name="T1"/></text:p>
            <text:p text:style-name="P2"><text:span text:style-name="T1">Mousseu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3" draw:text-style-name="P12" draw:layer="layout" svg:x1="3.302cm" svg:y1="5.842cm" svg:x2="6.096cm" svg:y2="5.842cm">
          <text:p/>
        </draw:line>
        <draw:line draw:style-name="gr13" draw:text-style-name="P12" draw:layer="layout" svg:x1="9.652cm" svg:y1="5.842cm" svg:x2="12.446cm" svg:y2="5.842cm">
          <text:p/>
        </draw:line>
        <draw:line draw:style-name="gr14" draw:text-style-name="P12" draw:layer="layout" svg:x1="17.272cm" svg:y1="9.398cm" svg:x2="19.558cm" svg:y2="9.398cm">
          <text:p/>
        </draw:line>
        <draw:custom-shape draw:style-name="gr15" draw:text-style-name="P7" draw:layer="layout" svg:width="2.54cm" svg:height="1.27cm" svg:x="2.286cm" svg:y="5.08cm">
          <text:p text:style-name="P2"><text:span text:style-name="T3">Mouvement</text:span></text:p>
          <text:p text:style-name="P2"><text:span text:style-name="T3">des mains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5.494cm" svg:y1="6.858cm" svg:x2="15.494cm" svg:y2="8.382cm">
          <text:p/>
        </draw:line>
        <draw:custom-shape draw:style-name="gr16" draw:text-style-name="P13" draw:layer="layout" svg:width="2.54cm" svg:height="1.27cm" svg:x="10.16cm" svg:y="8.382cm">
          <text:p text:style-name="P2"><text:span text:style-name="T3">Énergie électrique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9.652cm" svg:y1="9.398cm" svg:x2="13.462cm" svg:y2="9.398cm">
          <text:p/>
        </draw:line>
        <draw:line draw:style-name="gr14" draw:text-style-name="P12" draw:layer="layout" svg:x1="21.336cm" svg:y1="4.064cm" svg:x2="21.336cm" svg:y2="5.842cm">
          <text:p/>
        </draw:line>
        <draw:custom-shape draw:style-name="gr17" draw:text-style-name="P7" draw:layer="layout" svg:width="1.016cm" svg:height="1.27cm" svg:x="20.066cm" svg:y="4.064cm">
          <text:p text:style-name="P2"><text:span text:style-name="T3">Eau</text:span></text:p>
          <text:p text:style-name="P2"><text:span text:style-name="T3">+</text:span></text:p>
          <text:p text:style-name="P2"><text:span text:style-name="T3">Air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1.336cm" svg:y1="10.922cm" svg:x2="21.336cm" svg:y2="12.7cm">
          <text:p/>
        </draw:line>
        <draw:custom-shape draw:style-name="gr17" draw:text-style-name="P7" draw:layer="layout" svg:width="1.016cm" svg:height="1.27cm" svg:x="19.558cm" svg:y="11.176cm">
          <text:p text:style-name="P2"><text:span text:style-name="T3">Eau</text:span></text:p>
          <text:p text:style-name="P2"><text:span text:style-name="T3">distribué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8" draw:text-style-name="P7" draw:layer="layout" svg:width="4.826cm" svg:height="0.764cm" draw:transform="rotate (1.5707963267949) translate (18.54cm 9.65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draw:layer="layout" svg:width="12.954cm" svg:height="3.048cm" svg:x="5.334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9" draw:layer="layout" svg:width="3.556cm" svg:height="1.016cm" svg:x="6.096cm" svg:y="4.826cm">
            <text:p text:style-name="P2"><text:span text:style-name="T1">Acquéri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3.556cm" svg:height="1.016cm" svg:x="6.096cm" svg:y="5.8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5.334cm" svg:height="1.016cm" svg:x="12.446cm" svg:y="4.826cm">
            <text:p text:style-name="P2"><text:span text:style-name="T1">Traite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5.334cm" svg:height="1.016cm" svg:x="12.446cm" svg:y="5.8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0" draw:layer="layout" svg:width="12.954cm" svg:height="3.048cm" svg:x="5.334cm" svg:y="7.87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556cm" svg:height="1.016cm" svg:x="6.096cm" svg:y="8.382cm">
            <text:p text:style-name="P2"><text:span text:style-name="T1">Aliment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3.556cm" svg:height="1.016cm" svg:x="6.096cm" svg:y="9.3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1" draw:layer="layout" svg:width="3.81cm" svg:height="1.016cm" svg:x="13.462cm" svg:y="8.382cm">
            <text:p text:style-name="P2"><text:span text:style-name="T1">Distribu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3.81cm" svg:height="1.016cm" svg:x="13.462cm" svg:y="9.3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3.556cm" svg:height="5.08cm" svg:x="19.558cm" svg:y="5.842cm">
            <text:p text:style-name="P2"><text:span text:style-name="T1">AGIR</text:span></text:p>
            <text:p text:style-name="P2"><text:span text:style-name="T1"/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3" draw:text-style-name="P12" draw:layer="layout" svg:x1="3.302cm" svg:y1="5.842cm" svg:x2="6.096cm" svg:y2="5.842cm">
          <text:p/>
        </draw:line>
        <draw:line draw:style-name="gr13" draw:text-style-name="P12" draw:layer="layout" svg:x1="9.652cm" svg:y1="5.842cm" svg:x2="12.446cm" svg:y2="5.842cm">
          <text:p/>
        </draw:line>
        <draw:line draw:style-name="gr14" draw:text-style-name="P12" draw:layer="layout" svg:x1="17.272cm" svg:y1="9.398cm" svg:x2="19.558cm" svg:y2="9.398cm">
          <text:p/>
        </draw:line>
        <draw:custom-shape draw:style-name="gr23" draw:text-style-name="P7" draw:layer="layout" svg:width="2.54cm" svg:height="1.27cm" svg:x="2.286cm" svg:y="5.08cm">
          <text:p/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5.494cm" svg:y1="6.858cm" svg:x2="15.494cm" svg:y2="8.382cm">
          <text:p/>
        </draw:line>
        <draw:custom-shape draw:style-name="gr16" draw:text-style-name="P13" draw:layer="layout" svg:width="2.54cm" svg:height="1.27cm" svg:x="10.16cm" svg:y="8.382cm">
          <text:p text:style-name="P2"><text:span text:style-name="T3"><text:s/>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9.652cm" svg:y1="9.398cm" svg:x2="13.462cm" svg:y2="9.398cm">
          <text:p/>
        </draw:line>
        <draw:line draw:style-name="gr14" draw:text-style-name="P12" draw:layer="layout" svg:x1="21.336cm" svg:y1="4.064cm" svg:x2="21.336cm" svg:y2="5.842cm">
          <text:p/>
        </draw:line>
        <draw:custom-shape draw:style-name="gr24" draw:text-style-name="P7" draw:layer="layout" svg:width="1.016cm" svg:height="1.27cm" svg:x="20.066cm" svg:y="4.06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1.336cm" svg:y1="10.922cm" svg:x2="21.336cm" svg:y2="12.7cm">
          <text:p/>
        </draw:line>
        <draw:custom-shape draw:style-name="gr24" draw:text-style-name="P7" draw:layer="layout" svg:width="1.016cm" svg:height="1.27cm" svg:x="19.558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2.066cm" svg:height="8.89cm" svg:x="8.382cm" svg:y="2.794cm">
          <draw:image xlink:href="Pictures/10000000000004B0000004259AF79174CD16CFF0.jpg" xlink:type="simple" xlink:show="embed" xlink:actuate="onLoad">
            <text:p/>
          </draw:image>
        </draw:frame>
        <draw:custom-shape draw:style-name="gr2" draw:text-style-name="P3" draw:layer="layout" svg:width="4.572cm" svg:height="1.524cm" svg:x="4.318cm" svg:y="4.826cm">
          <text:p text:style-name="P2"><text:span text:style-name="T1">Hélice</text:span></text:p>
          <draw:enhanced-geometry svg:viewBox="0 0 21600 21600" draw:text-areas="800 800 20800 20800" draw:type="round-rectangular-callout" draw:modifiers="28685.064509075 18696.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0.414cm" svg:y="1.778cm">
          <text:p text:style-name="P2"><text:span text:style-name="T1">Moteur</text:span></text:p>
          <draw:enhanced-geometry svg:viewBox="0 0 21600 21600" draw:text-areas="800 800 20800 20800" draw:type="round-rectangular-callout" draw:modifiers="5356.3087688607 48596.45901639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7.526cm" svg:y="2.54cm">
          <text:p text:style-name="P2"><text:span text:style-name="T1">Carte </text:span></text:p>
          <text:p text:style-name="P2"><text:span text:style-name="T1">électronique</text:span></text:p>
          <draw:enhanced-geometry svg:viewBox="0 0 21600 21600" draw:text-areas="800 800 20800 20800" draw:type="round-rectangular-callout" draw:modifiers="-1936.58429914717 40140.5901639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72cm" svg:height="1.524cm" svg:x="11.684cm" svg:y="11.43cm">
          <text:p text:style-name="P2"><text:span text:style-name="T1">Détecteur</text:span></text:p>
          <draw:enhanced-geometry svg:viewBox="0 0 21600 21600" draw:text-areas="800 800 20800 20800" draw:type="round-rectangular-callout" draw:modifiers="18496.7417450252 -5353.96721311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2.066cm" svg:height="8.89cm" svg:x="8.382cm" svg:y="2.794cm">
          <draw:image xlink:href="Pictures/10000000000004B0000004259AF79174CD16CFF0.jpg" xlink:type="simple" xlink:show="embed" xlink:actuate="onLoad">
            <text:p/>
          </draw:image>
        </draw:frame>
        <draw:custom-shape draw:style-name="gr4" draw:text-style-name="P3" draw:layer="layout" svg:width="4.572cm" svg:height="1.524cm" svg:x="4.318cm" svg:y="4.826cm">
          <text:p/>
          <draw:enhanced-geometry svg:viewBox="0 0 21600 21600" draw:text-areas="800 800 20800 20800" draw:type="round-rectangular-callout" draw:modifiers="28685.064509075 18696.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572cm" svg:height="1.524cm" svg:x="10.414cm" svg:y="1.778cm">
          <text:p/>
          <draw:enhanced-geometry svg:viewBox="0 0 21600 21600" draw:text-areas="800 800 20800 20800" draw:type="round-rectangular-callout" draw:modifiers="5356.3087688607 48596.45901639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572cm" svg:height="1.524cm" svg:x="17.526cm" svg:y="2.54cm">
          <text:p/>
          <draw:enhanced-geometry svg:viewBox="0 0 21600 21600" draw:text-areas="800 800 20800 20800" draw:type="round-rectangular-callout" draw:modifiers="-1936.58429914717 40140.5901639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572cm" svg:height="1.524cm" svg:x="11.684cm" svg:y="11.43cm">
          <text:p/>
          <draw:enhanced-geometry svg:viewBox="0 0 21600 21600" draw:text-areas="800 800 20800 20800" draw:type="round-rectangular-callout" draw:modifiers="18496.7417450252 -5353.96721311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" draw:text-style-name="P8" draw:layer="layout" svg:width="12.954cm" svg:height="3.048cm" svg:x="2.634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3.556cm" svg:height="1.016cm" svg:x="3.396cm" svg:y="4.826cm">
            <text:p text:style-name="P2"><text:span text:style-name="T2">Acquéri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3.556cm" svg:height="1.016cm" svg:x="3.396cm" svg:y="5.842cm">
            <text:p text:style-name="P2"><text:span text:style-name="T1">Détec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4" draw:layer="layout" svg:width="5.334cm" svg:height="1.016cm" svg:x="9.746cm" svg:y="4.826cm">
            <text:p text:style-name="P2"><text:span text:style-name="T2">Trait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334cm" svg:height="1.016cm" svg:x="9.746cm" svg:y="5.842cm">
            <text:p text:style-name="P2"><text:span text:style-name="T1">Carte électronique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23.528cm" svg:height="3.048cm" svg:x="2.63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3.556cm" svg:height="1.016cm" svg:x="3.396cm" svg:y="8.382cm">
          <text:p text:style-name="P2"><text:span text:style-name="T2">Ali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.556cm" svg:height="1.016cm" svg:x="3.396cm" svg:y="9.398cm">
          <text:p text:style-name="P2"><text:span text:style-name="T1">Réseau éle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6" draw:text-style-name="P15" draw:layer="layout" svg:width="5.218cm" svg:height="1.016cm" svg:x="9.492cm" svg:y="8.382cm">
            <text:p text:style-name="P2"><text:span text:style-name="T2">Distribuer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5.218cm" svg:height="1.016cm" svg:x="9.492cm" svg:y="9.398cm">
            <text:p text:style-name="P2"><text:span text:style-name="T1">Carte électroniqu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3.556cm" svg:height="5.08cm" svg:x="26.924cm" svg:y="5.334cm">
            <text:p text:style-name="P2"><text:span text:style-name="T2">AGIR</text:span></text:p>
            <text:p text:style-name="P2"><text:span text:style-name="T1"/></text:p>
            <text:p text:style-name="P2"><text:span text:style-name="T1">Mettre l’air</text:span></text:p>
            <text:p text:style-name="P2"><text:span text:style-name="T1">en</text:span></text:p>
            <text:p text:style-name="P2"><text:span text:style-name="T1">mou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3" draw:text-style-name="P12" draw:layer="layout" svg:x1="0.602cm" svg:y1="5.842cm" svg:x2="3.396cm" svg:y2="5.842cm">
          <text:p/>
        </draw:line>
        <draw:line draw:style-name="gr13" draw:text-style-name="P12" draw:layer="layout" svg:x1="6.952cm" svg:y1="5.842cm" svg:x2="9.746cm" svg:y2="5.842cm">
          <text:p/>
        </draw:line>
        <draw:custom-shape draw:style-name="gr15" draw:text-style-name="P7" draw:layer="layout" svg:width="2.54cm" svg:height="1.27cm" svg:x="-0.414cm" svg:y="5.08cm">
          <text:p text:style-name="P2"><text:span text:style-name="T3">Mouvement</text:span></text:p>
          <text:p text:style-name="P2"><text:span text:style-name="T3">des mains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2.794cm" svg:y1="6.858cm" svg:x2="12.794cm" svg:y2="8.382cm">
          <text:p/>
        </draw:line>
        <draw:custom-shape draw:style-name="gr27" draw:text-style-name="P13" draw:layer="layout" svg:width="1.924cm" svg:height="1.27cm" svg:x="7.06cm" svg:y="8.382cm">
          <text:p text:style-name="P2"><text:span text:style-name="T3">Énergie </text:span></text:p>
          <text:p text:style-name="P2"><text:span text:style-name="T3">électrique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952cm" svg:y1="9.398cm" svg:x2="9.492cm" svg:y2="9.398cm">
          <text:p/>
        </draw:line>
        <draw:line draw:style-name="gr14" draw:text-style-name="P12" draw:layer="layout" svg:x1="27.686cm" svg:y1="3.556cm" svg:x2="27.686cm" svg:y2="5.334cm">
          <text:p/>
        </draw:line>
        <draw:custom-shape draw:style-name="gr17" draw:text-style-name="P7" draw:layer="layout" svg:width="1.016cm" svg:height="1.27cm" svg:x="28.448cm" svg:y="3.556cm">
          <text:p text:style-name="P2"><text:span text:style-name="T3">Air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7.686cm" svg:y1="10.414cm" svg:x2="27.686cm" svg:y2="12.192cm">
          <text:p/>
        </draw:line>
        <draw:custom-shape draw:style-name="gr28" draw:text-style-name="P7" draw:layer="layout" svg:width="2.032cm" svg:height="1.27cm" svg:x="28.194cm" svg:y="10.668cm">
          <text:p text:style-name="P2"><text:span text:style-name="T3">Air en </text:span></text:p>
          <text:p text:style-name="P2"><text:span text:style-name="T3">mouvement</text:span></text:p>
          <draw:enhanced-geometry svg:viewBox="0 0 21600 21600" draw:type="rectangle" draw:enhanced-path="M 0 0 L 21600 0 21600 21600 0 21600 0 0 Z N"/>
        </draw:custom-shape>
        <draw:g>
          <draw:custom-shape draw:style-name="gr29" draw:text-style-name="P15" draw:layer="layout" svg:width="3.556cm" svg:height="1.016cm" svg:x="17.112cm" svg:y="8.382cm">
            <text:p text:style-name="P2"><text:span text:style-name="T2">Converti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3.556cm" svg:height="1.016cm" svg:x="17.112cm" svg:y="9.398cm">
            <text:p text:style-name="P2"><text:span text:style-name="T1">Mo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15" draw:layer="layout" svg:width="3.556cm" svg:height="1.016cm" svg:x="22.098cm" svg:y="8.382cm">
            <text:p text:style-name="P2"><text:span text:style-name="T2">Transmettr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3.556cm" svg:height="1.016cm" svg:x="22.098cm" svg:y="9.398cm">
            <text:p text:style-name="P2"><text:span text:style-name="T1">Hélice</text:span></text:p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3" draw:layer="layout" svg:width="1.924cm" svg:height="1.27cm" svg:x="14.934cm" svg:y="8.128cm">
          <text:p text:style-name="P2"><text:span text:style-name="T3">Énergie </text:span></text:p>
          <text:p text:style-name="P2"><text:span text:style-name="T3">électrique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4.572cm" svg:y1="9.398cm" svg:x2="17.112cm" svg:y2="9.398cm">
          <text:p/>
        </draw:line>
        <draw:line draw:style-name="gr14" draw:text-style-name="P12" draw:layer="layout" svg:x1="20.668cm" svg:y1="9.398cm" svg:x2="22.098cm" svg:y2="9.398cm">
          <text:p/>
        </draw:line>
        <draw:line draw:style-name="gr14" draw:text-style-name="P12" draw:layer="layout" svg:x1="25.654cm" svg:y1="9.398cm" svg:x2="27.084cm" svg:y2="9.398cm">
          <text:p/>
        </draw:line>
        <draw:custom-shape draw:style-name="gr30" draw:text-style-name="P7" draw:layer="layout" svg:width="1.524cm" svg:height="0.764cm" draw:transform="rotate (1.5707963267949) translate (20.826cm 8.398cm)">
          <text:p text:style-name="P2"><text:span text:style-name="T3">Énergie mécanique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6" draw:text-style-name="P8" draw:layer="layout" svg:width="12.954cm" svg:height="3.048cm" svg:x="2.634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3.556cm" svg:height="1.016cm" svg:x="3.396cm" svg:y="4.826cm">
            <text:p text:style-name="P2"><text:span text:style-name="T2">Acquéri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3.556cm" svg:height="1.016cm" svg:x="3.396cm" svg:y="5.8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4" draw:layer="layout" svg:width="5.334cm" svg:height="1.016cm" svg:x="9.746cm" svg:y="4.826cm">
            <text:p text:style-name="P2"><text:span text:style-name="T2">Trait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5.334cm" svg:height="1.016cm" svg:x="9.746cm" svg:y="5.842cm">
            <text:p text:style-name="P2"><text:span text:style-name="T1"><text:s/>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23.528cm" svg:height="3.048cm" svg:x="2.63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3.556cm" svg:height="1.016cm" svg:x="3.396cm" svg:y="8.382cm">
          <text:p text:style-name="P2"><text:span text:style-name="T2">Ali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3.556cm" svg:height="1.016cm" svg:x="3.396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6" draw:text-style-name="P15" draw:layer="layout" svg:width="5.218cm" svg:height="1.016cm" svg:x="9.492cm" svg:y="8.382cm">
            <text:p text:style-name="P2"><text:span text:style-name="T2">Distribue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5.218cm" svg:height="1.016cm" svg:x="9.492cm" svg:y="9.3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3.556cm" svg:height="5.08cm" svg:x="26.924cm" svg:y="5.334cm">
            <text:p text:style-name="P2"><text:span text:style-name="T2">AGIR</text:span></text:p>
            <text:p text:style-name="P2"><text:span text:style-name="T1"/></text:p>
            <text:p text:style-name="P2"><text:span text:style-name="T1">Mettre l’air</text:span></text:p>
            <text:p text:style-name="P2"><text:span text:style-name="T1">en</text:span></text:p>
            <text:p text:style-name="P2"><text:span text:style-name="T1">mou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3" draw:text-style-name="P12" draw:layer="layout" svg:x1="0.602cm" svg:y1="5.842cm" svg:x2="3.396cm" svg:y2="5.842cm">
          <text:p/>
        </draw:line>
        <draw:line draw:style-name="gr13" draw:text-style-name="P12" draw:layer="layout" svg:x1="6.952cm" svg:y1="5.842cm" svg:x2="9.746cm" svg:y2="5.842cm">
          <text:p/>
        </draw:line>
        <draw:line draw:style-name="gr13" draw:text-style-name="P12" draw:layer="layout" svg:x1="12.794cm" svg:y1="6.858cm" svg:x2="12.794cm" svg:y2="8.382cm">
          <text:p/>
        </draw:line>
        <draw:custom-shape draw:style-name="gr32" draw:text-style-name="P13" draw:layer="layout" svg:width="1.924cm" svg:height="1.27cm" svg:x="7.06cm" svg:y="8.382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952cm" svg:y1="9.398cm" svg:x2="9.492cm" svg:y2="9.398cm">
          <text:p/>
        </draw:line>
        <draw:line draw:style-name="gr14" draw:text-style-name="P12" draw:layer="layout" svg:x1="27.686cm" svg:y1="3.556cm" svg:x2="27.686cm" svg:y2="5.334cm">
          <text:p/>
        </draw:line>
        <draw:line draw:style-name="gr14" draw:text-style-name="P12" draw:layer="layout" svg:x1="27.686cm" svg:y1="10.414cm" svg:x2="27.686cm" svg:y2="12.192cm">
          <text:p/>
        </draw:line>
        <draw:g>
          <draw:custom-shape draw:style-name="gr29" draw:text-style-name="P15" draw:layer="layout" svg:width="3.556cm" svg:height="1.016cm" svg:x="17.112cm" svg:y="8.382cm">
            <text:p text:style-name="P2"><text:span text:style-name="T2">Convertir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3.556cm" svg:height="1.016cm" svg:x="17.112cm" svg:y="9.3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15" draw:layer="layout" svg:width="3.556cm" svg:height="1.016cm" svg:x="22.098cm" svg:y="8.382cm">
            <text:p text:style-name="P2"><text:span text:style-name="T2">Transmettr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3.556cm" svg:height="1.016cm" svg:x="22.098cm" svg:y="9.39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3" draw:layer="layout" svg:width="1.924cm" svg:height="1.27cm" svg:x="14.934cm" svg:y="8.128cm">
          <text:p text:style-name="P2"><text:span text:style-name="T3"><text:s/>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4.572cm" svg:y1="9.398cm" svg:x2="17.112cm" svg:y2="9.398cm">
          <text:p/>
        </draw:line>
        <draw:line draw:style-name="gr14" draw:text-style-name="P12" draw:layer="layout" svg:x1="20.668cm" svg:y1="9.398cm" svg:x2="22.098cm" svg:y2="9.398cm">
          <text:p/>
        </draw:line>
        <draw:line draw:style-name="gr14" draw:text-style-name="P12" draw:layer="layout" svg:x1="25.654cm" svg:y1="9.398cm" svg:x2="27.084cm" svg:y2="9.398cm">
          <text:p/>
        </draw:lin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a65d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Windows_X86_64 LibreOffice_project/dc89aa7a9eabfd848af146d5086077aeed2ae4a5</meta:generator>
    <dc:date>2019-05-06T07:14:03.746000000</dc:date>
    <meta:editing-duration>PT52M4S</meta:editing-duration>
    <meta:editing-cycles>7</meta:editing-cycles>
    <meta:document-statistic meta:object-count="194"/>
  </office:meta>
</office:document-meta>
</file>